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pitch="variable" style:font-charset="x-symbol"/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lMateen" svg:font-family="AlMatee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DejaVu Sans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Nimbus Sans L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Nimbus Sans L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Nimbus Sans L" fo:font-size="12pt" fo:font-style="normal" style:font-size-asian="12pt" style:font-style-asian="normal" style:font-size-complex="12pt" style:font-style-complex="normal"/>
    </style:style>
    <style:style style:name="P8" style:family="paragraph" style:parent-style-name="Standard">
      <style:paragraph-properties fo:text-align="justify" style:justify-single-word="false"/>
      <style:text-properties style:font-name="Nimbus Sans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lMateen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lMateen"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/>
      <style:text-properties style:font-name="AlMateen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AlMateen" fo:font-size="18pt" style:font-size-asian="18pt" style:font-size-complex="18pt"/>
    </style:style>
    <style:style style:name="P13" style:family="paragraph" style:parent-style-name="Standard">
      <style:text-properties fo:font-size="12pt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style:font-name="Courier 10 Pitch" fo:font-size="10pt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ourier 10 Pitch" fo:font-size="10pt" fo:font-style="normal" style:font-size-asian="10pt" style:font-style-asian="normal" style:font-size-complex="10pt" style:font-style-complex="normal"/>
    </style:style>
    <style:style style:name="P18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19" style:family="paragraph" style:parent-style-name="Standard">
      <style:paragraph-properties fo:margin-left="0.4925in" fo:margin-right="0in" fo:text-align="justify" style:justify-single-word="false" fo:text-indent="0in" style:auto-text-indent="false"/>
      <style:text-properties style:font-name="Courier 10 Pitch" fo:font-size="10pt" style:font-size-asian="10pt" style:font-size-complex="10pt"/>
    </style:style>
    <style:style style:name="P20" style:family="paragraph" style:parent-style-name="Standard">
      <style:paragraph-properties fo:margin-left="-0.4925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1" style:family="paragraph" style:parent-style-name="Standard">
      <style:paragraph-properties fo:margin-left="-0.4925in" fo:margin-right="0in" fo:text-align="justify" style:justify-single-word="false" fo:text-indent="0in" style:auto-text-indent="false"/>
      <style:text-properties style:font-name="Courier 10 Pitch" fo:font-size="10pt" style:font-size-asian="10pt" style:font-size-complex="10pt"/>
    </style:style>
    <style:style style:name="P22" style:family="paragraph" style:parent-style-name="Standard">
      <style:paragraph-properties fo:margin-left="-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2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2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0098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8" style:family="paragraph" style:parent-style-name="Standard">
      <style:paragraph-properties fo:margin-left="0.0091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29" style:family="paragraph" style:parent-style-name="Standard" style:list-style-name="L1">
      <style:paragraph-properties fo:text-align="justify" style:justify-single-word="false"/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P30" style:family="paragraph" style:parent-style-name="Standard" style:list-style-name="L1">
      <style:paragraph-properties fo:text-align="justify" style:justify-single-word="false"/>
      <style:text-properties style:font-name="Nimbus Sans 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32" style:family="paragraph" style:parent-style-name="Standard" style:list-style-name="L3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33" style:family="paragraph" style:parent-style-name="Standard" style:list-style-name="L7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34" style:family="paragraph" style:parent-style-name="Standard" style:list-style-name="L8">
      <style:paragraph-properties fo:text-align="justify" style:justify-single-word="false"/>
      <style:text-properties style:font-name="Nimbus Sans L" fo:font-size="12pt" style:font-size-asian="12pt" style:font-size-complex="12pt"/>
    </style:style>
    <style:style style:name="P35" style:family="paragraph" style:parent-style-name="Standard" style:list-style-name="L2">
      <style:paragraph-properties fo:text-align="justify" style:justify-single-word="false"/>
      <style:text-properties style:font-name="AlMateen" fo:font-size="12pt" fo:font-weight="bold" style:font-size-asian="12pt" style:font-weight-asian="bold" style:font-size-complex="12pt" style:font-weight-complex="bold"/>
    </style:style>
    <style:style style:name="P36" style:family="paragraph" style:parent-style-name="Standard" style:list-style-name="L4">
      <style:paragraph-properties fo:text-align="justify" style:justify-single-word="false"/>
      <style:text-properties style:font-name="AlMateen" fo:font-size="12pt" fo:font-weight="bold" style:font-size-asian="12pt" style:font-weight-asian="bold" style:font-size-complex="12pt" style:font-weight-complex="bold"/>
    </style:style>
    <style:style style:name="P37" style:family="paragraph" style:parent-style-name="Standard" style:list-style-name="L3">
      <style:paragraph-properties fo:text-align="justify" style:justify-single-word="false"/>
    </style:style>
    <style:style style:name="P38" style:family="paragraph" style:parent-style-name="Standard">
      <style:paragraph-properties fo:text-align="justify" style:justify-single-word="false"/>
      <style:text-properties style:font-name="Courier 10 Pitch" fo:font-size="10pt" style:font-size-asian="10pt" style:font-size-complex="10pt"/>
    </style:style>
    <style:style style:name="P39" style:family="paragraph" style:parent-style-name="Standard" style:list-style-name="L3">
      <style:paragraph-properties fo:text-align="justify" style:justify-single-word="false"/>
      <style:text-properties style:font-name="Courier 10 Pitch" fo:font-size="10pt" style:font-size-asian="10pt" style:font-size-complex="10pt"/>
    </style:style>
    <style:style style:name="P40" style:family="paragraph" style:parent-style-name="Standard">
      <style:paragraph-properties fo:text-align="justify" style:justify-single-word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41" style:family="paragraph" style:parent-style-name="Standard">
      <style:paragraph-properties fo:text-align="justify" style:justify-single-word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42" style:family="paragraph" style:parent-style-name="Standard" style:list-style-name="L5">
      <style:paragraph-properties fo:margin-left="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43" style:family="paragraph" style:parent-style-name="Standard" style:list-style-name="L6">
      <style:paragraph-properties fo:margin-left="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44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45" style:family="paragraph" style:parent-style-name="Standard" style:list-style-name="L6">
      <style:paragraph-properties fo:margin-left="0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P4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P47" style:family="paragraph" style:parent-style-name="Standard" style:list-style-name="L7">
      <style:paragraph-properties fo:margin-left="-0.4925in" fo:margin-right="0in" fo:text-align="justify" style:justify-single-word="false" fo:text-indent="0in" style:auto-text-indent="false"/>
      <style:text-properties style:font-name="Nimbus Sans L" fo:font-size="12pt" style:font-size-asian="12pt" style:font-size-complex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ize-asian="10.5pt" style:font-style-asian="italic" style:font-weight-asian="normal" style:font-style-complex="italic" style:font-weight-complex="normal"/>
    </style:style>
    <style:style style:name="T3" style:family="text">
      <style:text-properties style:font-name="Nimbus Sans L"/>
    </style:style>
    <style:style style:name="T4" style:family="text">
      <style:text-properties style:font-name="Nimbus Sans L" fo:font-size="12pt" style:font-size-asian="12pt" style:font-size-complex="12pt"/>
    </style:style>
    <style:style style:name="T5" style:family="text"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T6" style:family="text">
      <style:text-properties style:font-name="Nimbus Sans L" fo:font-size="12pt" fo:font-style="italic" style:font-size-asian="10.5pt" style:font-style-asian="italic" style:font-size-complex="12pt" style:font-style-complex="italic"/>
    </style:style>
    <style:style style:name="T7" style:family="text">
      <style:text-properties style:font-name="Nimbus Sans L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8" style:family="text">
      <style:text-properties style:font-name="Nimbus Sans L" fo:font-size="12pt" fo:font-weight="bold" style:font-size-asian="12pt" style:font-weight-asian="bold" style:font-size-complex="12pt" style:font-weight-complex="bold"/>
    </style:style>
    <style:style style:name="T9" style:family="text">
      <style:text-properties style:font-name="Nimbus Sans L" fo:font-size="12pt" style:font-size-asian="10.5pt" style:font-size-complex="12pt"/>
    </style:style>
    <style:style style:name="T10" style:family="text">
      <style:text-properties style:font-name="Nimbus Sans L" fo:font-size="12pt" fo:font-style="normal" style:font-size-asian="12pt" style:font-style-asian="normal" style:font-size-complex="12pt" style:font-style-complex="normal"/>
    </style:style>
    <style:style style:name="T11" style:family="text">
      <style:text-properties style:font-name="Nimbus Sans 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Nimbus Sans L" fo:font-size="12pt" fo:font-weight="normal" style:font-size-asian="12pt" style:font-weight-asian="normal" style:font-size-complex="12pt" style:font-weight-complex="normal"/>
    </style:style>
    <style:style style:name="T13" style:family="text">
      <style:text-properties style:font-name="Nimbus Sans L" fo:font-style="italic" style:font-style-asian="italic" style:font-style-complex="italic"/>
    </style:style>
    <style:style style:name="T14" style:family="text">
      <style:text-properties style:font-name="Nimbus Sans L"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style:font-name="Courier 10 Pitch" fo:font-size="10pt" style:font-size-asian="10pt" style:font-size-complex="10pt"/>
    </style:style>
    <style:style style:name="T17" style:family="text">
      <style:text-properties style:font-name="Courier 10 Pitch" fo:font-size="10pt" fo:font-weight="bold" style:font-size-asian="10pt" style:font-weight-asian="bold" style:font-size-complex="10pt" style:font-weight-complex="bold"/>
    </style:style>
    <style:style style:name="T18" style:family="text">
      <style:text-properties style:font-name="Courier 10 Pitch" fo:font-size="10pt" style:font-size-asian="8.75pt" style:font-size-complex="10pt"/>
    </style:style>
    <style:style style:name="T19" style:family="text">
      <style:text-properties style:font-name="AlMateen" fo:font-weight="bold" style:font-weight-asian="bold" style:font-weight-complex="bold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fo:font-weight="normal" style:font-size-asian="10.5pt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409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0819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6228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1638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7047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2457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7866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328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8689in" text:min-label-width="0.25in"/>
        <style:text-properties style:font-name="StarSymbol1"/>
      </text:list-level-style-bullet>
    </text:list-style>
    <text:list-style style:name="L2">
      <text:list-level-style-number text:level="1" text:style-name="Numbering_20_Symbols" style:num-suffix=")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0.5362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072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1.6083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1445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2.6807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2165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3.7528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289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4.8252in" text:min-label-width="0.25in"/>
        <style:text-properties style:font-name="StarSymbol1"/>
      </text:list-level-style-bullet>
    </text:list-style>
    <text:list-style style:name="L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 text:start-value="2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5in" text:min-label-width="0.25in"/>
        <style:text-properties style:font-name="StarSymbol1"/>
      </text:list-level-style-bullet>
      <text:list-level-style-bullet text:level="2" text:style-name="Bullet_20_Symbols" style:num-suffix="." text:bullet-char="•">
        <style:list-level-properties text:space-before="1.0264in" text:min-label-width="0.25in"/>
        <style:text-properties style:font-name="StarSymbol1"/>
      </text:list-level-style-bullet>
      <text:list-level-style-bullet text:level="3" text:style-name="Bullet_20_Symbols" style:num-suffix="." text:bullet-char="•">
        <style:list-level-properties text:space-before="1.5528in" text:min-label-width="0.25in"/>
        <style:text-properties style:font-name="StarSymbol1"/>
      </text:list-level-style-bullet>
      <text:list-level-style-bullet text:level="4" text:style-name="Bullet_20_Symbols" style:num-suffix="." text:bullet-char="•">
        <style:list-level-properties text:space-before="2.0791in" text:min-label-width="0.25in"/>
        <style:text-properties style:font-name="StarSymbol1"/>
      </text:list-level-style-bullet>
      <text:list-level-style-bullet text:level="5" text:style-name="Bullet_20_Symbols" style:num-suffix="." text:bullet-char="•">
        <style:list-level-properties text:space-before="2.6055in" text:min-label-width="0.25in"/>
        <style:text-properties style:font-name="StarSymbol1"/>
      </text:list-level-style-bullet>
      <text:list-level-style-bullet text:level="6" text:style-name="Bullet_20_Symbols" style:num-suffix="." text:bullet-char="•">
        <style:list-level-properties text:space-before="3.1319in" text:min-label-width="0.25in"/>
        <style:text-properties style:font-name="StarSymbol1"/>
      </text:list-level-style-bullet>
      <text:list-level-style-bullet text:level="7" text:style-name="Bullet_20_Symbols" style:num-suffix="." text:bullet-char="•">
        <style:list-level-properties text:space-before="3.6583in" text:min-label-width="0.25in"/>
        <style:text-properties style:font-name="StarSymbol1"/>
      </text:list-level-style-bullet>
      <text:list-level-style-bullet text:level="8" text:style-name="Bullet_20_Symbols" style:num-suffix="." text:bullet-char="•">
        <style:list-level-properties text:space-before="4.1846in" text:min-label-width="0.25in"/>
        <style:text-properties style:font-name="StarSymbol1"/>
      </text:list-level-style-bullet>
      <text:list-level-style-bullet text:level="9" text:style-name="Bullet_20_Symbols" style:num-suffix="." text:bullet-char="•">
        <style:list-level-properties text:space-before="4.711in" text:min-label-width="0.25in"/>
        <style:text-properties style:font-name="StarSymbol1"/>
      </text:list-level-style-bullet>
      <text:list-level-style-bullet text:level="10" text:style-name="Bullet_20_Symbols" style:num-suffix="." text:bullet-char="•">
        <style:list-level-properties text:space-before="5.2374in" text:min-label-width="0.25in"/>
        <style:text-properties style:font-name="StarSymbol1"/>
      </text:list-level-style-bullet>
    </text:list-style>
    <text:list-style style:name="L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 text:start-value="2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)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2">Tutorial para usuários Openbus C++</text:p>
      <text:p text:style-name="P1"><text:tab/></text:p>
      <text:p text:style-name="P2"><text:tab/><text:span text:style-name="T4">Este documento é destinado aos usuários desenvolvedores de aplicações C++ que <text:s/>desejam utilizar o </text:span><text:span text:style-name="T5">Openbus</text:span><text:span text:style-name="T4">. O processo de </text:span><text:span text:style-name="T5">deployment</text:span><text:span text:style-name="T4"> do barramento não é coberto aqui neste tutorial. Considera-se como pré-requisitos para um bom entendimento deste documento um conhecimento básico dos seguintes assuntos:</text:span></text:p>
      <text:list text:style-name="L1">
        <text:list-item>
          <text:list>
            <text:list-item>
              <text:p text:style-name="P29">Linguagem de programação C++.</text:p>
            </text:list-item>
            <text:list-item>
              <text:p text:style-name="P30">CORBA</text:p>
            </text:list-item>
            <text:list-item>
              <text:p text:style-name="P29">Conceitos básicos do <text:span text:style-name="T1">Openbus</text:span>.</text:p>
            </text:list-item>
          </text:list>
        </text:list-item>
      </text:list>
      <text:p text:style-name="P13"/>
      <text:list text:style-name="L2">
        <text:list-header>
          <text:p text:style-name="P35">1. Preparando o ambiente</text:p>
          <text:p text:style-name="P35"/>
        </text:list-header>
      </text:list>
      <text:p text:style-name="P3"><text:tab/>O <text:span text:style-name="T1">Openbus</text:span> utiliza o mecanismo de interceptação de <text:span text:style-name="T1">CORBA</text:span> no processo de controle de acesso aos serviços. Após a chamada de requisição de <text:span text:style-name="T1">login</text:span> no barramento, todas as chamadas seguintes devem estar com a credencial de acesso anexada. Sendo assim, faz-se necessário a habilitação dos interceptadores frente ao <text:span text:style-name="T1">ORB</text:span> que será utilizado. </text:p>
      <text:p text:style-name="P3"><text:tab/>Alguns <text:span text:style-name="T1">ORB's</text:span> ativam este mecanismo por padrão, como o <text:span text:style-name="T1">MICO</text:span>. Outros necessitam de algumas configurações específicas, como é o caso do <text:span text:style-name="T1">Orbix</text:span>.</text:p>
      <text:p text:style-name="P3"/>
      <text:p text:style-name="P4"><text:tab/>1.1. Orbix 6.3</text:p>
      <text:p text:style-name="P3"/>
      <text:p text:style-name="P3"><text:tab/>Este <text:span text:style-name="T1">ORB</text:span> é configurável através de domínios de configuração que por sua vez formam um ambiente. O domínio é formado por escopos, e, é representado através de um arquivo textual que pode ser editado diretamente pelo administrador. Neste arquivo, as seguintes modificações devem ser realizadas no devido escopo:</text:p>
      <text:p text:style-name="P3"/>
      <text:list text:style-name="L3">
        <text:list-item>
          <text:list>
            <text:list-item>
              <text:p text:style-name="P37"><text:span text:style-name="T4">Adicionar o plugin(</text:span><text:span text:style-name="Source_20_Text"><text:span text:style-name="T8">portable_interceptor</text:span></text:span><text:span text:style-name="Source_20_Text"><text:span text:style-name="T4">)</text:span></text:span><text:span text:style-name="T4"> responsável pela interceptação na lista </text:span><text:span text:style-name="T8">orb_plugins</text:span><text:span text:style-name="T4">.</text:span></text:p>
              <text:p text:style-name="P32">Ex.:</text:p>
              <text:p text:style-name="P39">orb_plugins = ["local_log_stream", "iiop_profile", "giop", "iiop", </text:p>
              <text:p text:style-name="P32"><text:span text:style-name="T16">"portable_interceptor"];</text:span> </text:p>
              <text:p text:style-name="P32"/>
            </text:list-item>
            <text:list-item>
              <text:p text:style-name="P32">O nome do interceptador cliente(<text:span text:style-name="T15">AccessControl</text:span>) <text:s/>deve constar na lista <text:span text:style-name="T15">client_binding_list</text:span>.</text:p>
              <text:p text:style-name="P32">Ex.: </text:p>
              <text:p text:style-name="P39">binding:client_binding_list = ["AccessControl+OTS+POA_Coloc", </text:p>
              <text:p text:style-name="P39">"AccessControl+POA_Coloc", "OTS+POA_Coloc", "POA_Coloc", "AccessControl </text:p>
              <text:p text:style-name="P39">+OTS+GIOP+IIOP", "AccessControl+GIOP+IIOP", "OTS+GIOP+IIOP", "GIOP </text:p>
              <text:p text:style-name="P39">+IIOP"];</text:p>
            </text:list-item>
          </text:list>
        </text:list-item>
      </text:list>
      <text:p text:style-name="P14"/>
      <text:list text:style-name="L3">
        <text:list-item text:start-value="1">
          <text:list>
            <text:list-item text:start-value="1">
              <text:p text:style-name="P32">O nome do interceptador servidor(<text:span text:style-name="T15">AccessControl</text:span>) deve constar na lista <text:span text:style-name="T15">server_binding_list</text:span>.</text:p>
              <text:p text:style-name="P32">Ex.: </text:p>
              <text:p text:style-name="P39">binding:server_binding_list = ["OTS+AccessControl", </text:p>
              <text:p text:style-name="P39">"AccessControl", "OTS", ""];</text:p>
            </text:list-item>
          </text:list>
        </text:list-item>
      </text:list>
      <text:p text:style-name="P3"><text:soft-page-break/></text:p>
      <text:list text:style-name="L4">
        <text:list-header>
          <text:p text:style-name="P36">1.2. Teste</text:p>
        </text:list-header>
      </text:list>
      <text:p text:style-name="P3"/>
      <text:p text:style-name="P3"><text:tab/>Antes de se começar a programação, é aconselhável que o usuário coloque em funcionamento <text:s/>o demo <text:span text:style-name="T1">Hello</text:span> que acompanha o pacote. O correto funcionamento do demo, elimina uma série de possíveis problemas que o desenvolvedor possa enfrentar durante o seu projeto, como por exemplo: problemas de comunicação com o barramento, mecanismo de interceptação não habilitado e ausência de bibliotecas externas.</text:p>
      <text:p text:style-name="P3"><text:tab/>Naturalmente a execução do demo necessita de um barramento em operação. O demo pode ser executado seguindo os seguintes passos:</text:p>
      <text:list text:style-name="L5">
        <text:list-item>
          <text:p text:style-name="P42">Entrar no diretório <text:span text:style-name="T16">$OPENBUS_HOME/demo/hello/orbix63.</text:span></text:p>
        </text:list-item>
        <text:list-item>
          <text:p text:style-name="P42">Editar o arquivo <text:span text:style-name="T16">$OPENBUS_HOME/demo/hello/orbix63/democonfig</text:span> e configurar a localização do barramento.</text:p>
        </text:list-item>
        <text:list-item>
          <text:p text:style-name="P42">Executar o processo servidor: <text:span text:style-name="T16">./runserver</text:span></text:p>
          <text:p text:style-name="P42">A mensagem “<text:span text:style-name="T16">Serviço HELLO registrado no OpenBus...</text:span>” deve ser retornada.</text:p>
        </text:list-item>
        <text:list-item>
          <text:p text:style-name="P42">Executar o processo cliente: <text:span text:style-name="T16">./runclient</text:span></text:p>
          <text:p text:style-name="P42"><text:span text:style-name="T3">Após a execução do cliente, no terminal do processo servidor a seguinte mensagem deve ser retornada:</text:span><text:span text:style-name="T16"> “Servant diz: HELLO!”</text:span></text:p>
        </text:list-item>
      </text:list>
      <text:p text:style-name="P3"/>
      <text:p text:style-name="P3"><text:tab/><text:span text:style-name="T19">2. Desenvolvimento</text:span></text:p>
      <text:p text:style-name="P10"/>
      <text:p text:style-name="P9"><text:tab/>2.1. API</text:p>
      <text:p text:style-name="P3"/>
      <text:p text:style-name="P3"><text:tab/>A <text:span text:style-name="T20">API</text:span> é composta pelos módulos <text:span text:style-name="T1">openbus.h</text:span> e <text:span text:style-name="T1">RegistryService.h</text:span>.</text:p>
      <text:p text:style-name="P3"><text:tab/><text:tab/></text:p>
      <text:p text:style-name="P15"><text:tab/>Openbus::getInstance()</text:p>
      <text:p text:style-name="P3"><text:tab/></text:p>
      <text:p text:style-name="P3"><text:tab/>Fornece a instância que representa um determinado barramento.</text:p>
      <text:p text:style-name="P3"/>
      <text:p text:style-name="P15"><text:tab/>Openbus::init(</text:p>
      <text:p text:style-name="P15"><text:tab/> <text:s/>int argc,</text:p>
      <text:p text:style-name="P15"><text:tab/> <text:s/>char** argv)</text:p>
      <text:p text:style-name="P3"/>
      <text:p text:style-name="P3"><text:tab/>Inicializa a referência para o barramento.</text:p>
      <text:p text:style-name="P3"><text:tab/>Um ORB e POA são criados implicitamente.</text:p>
      <text:p text:style-name="P3"><text:tab/>A fábrica de componentes SCS é criada.</text:p>
      <text:p text:style-name="P3"><text:tab/>A localização do barramento pode ser fornecida através dos parâmetros de linha <text:tab/>comando <text:span text:style-name="T1">-OpenbusHost</text:span> e <text:span text:style-name="T1">-OpenbusPort</text:span>.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<text:tab/>Openbus::init(</text:p>
      <text:p text:style-name="P15"><text:tab/> <text:s/>int argc,</text:p>
      <text:p text:style-name="P15"><text:tab/> <text:s/>char** argv,</text:p>
      <text:p text:style-name="P15"><text:tab/> <text:s/>char* host,</text:p>
      <text:p text:style-name="P15"><text:tab/> <text:s/>unsigned short port)</text:p>
      <text:p text:style-name="P3"><text:tab/></text:p>
      <text:p text:style-name="P3"><text:tab/>Inicializa a referência para o barramento.</text:p>
      <text:p text:style-name="P3"><text:tab/>Um ORB e POA são criados implicitamente.</text:p>
      <text:p text:style-name="P3"><text:tab/>A fábrica de componentes SCS é criada.</text:p>
      <text:p text:style-name="P3"><text:tab/>A localização do barramento é fornecida através dos parâmetros host e port.</text:p>
      <text:p text:style-name="P3"/>
      <text:p text:style-name="P3"><text:tab/><text:span text:style-name="T17">bool</text:span><text:span text:style-name="T18"> </text:span><text:span text:style-name="T17">Openbus::isConnected()</text:span></text:p>
      <text:p text:style-name="P3"><text:tab/></text:p>
      <text:p text:style-name="P3"><text:tab/>Informa o estado de conexão com o barramento.</text:p>
      <text:p text:style-name="P3"/>
      <text:p text:style-name="P6"><text:tab/><text:span text:style-name="T17">static void Openbus::terminationHandlerCallback(long signalType)</text:span></text:p>
      <text:p text:style-name="P15"/>
      <text:p text:style-name="P6"><text:span text:style-name="T17"><text:tab/></text:span>“<text:span text:style-name="T1">Termination Handler</text:span>” disponível para a classe <text:span text:style-name="T1">IT_TerminationHandler</text:span>().</text:p>
      <text:p text:style-name="P6"><text:tab/>Este método desfaz a conexão para cada instância de barramento.</text:p>
      <text:p text:style-name="P6"><text:tab/>Vide <text:span text:style-name="T15">server.cpp</text:span> do demo <text:span text:style-name="T1">Hello</text:span>.</text:p>
      <text:p text:style-name="P3"><text:tab/></text:p>
      <text:p text:style-name="P3"><text:tab/><text:span text:style-name="T17">CORBA::ORB* Openbus::getORB()</text:span></text:p>
      <text:p text:style-name="P3"><text:tab/></text:p>
      <text:p text:style-name="P3"><text:span text:style-name="T17"><text:tab/></text:span><text:span text:style-name="T21">Retorna o </text:span><text:span text:style-name="T2">ORB</text:span><text:span text:style-name="T21"> utilizado.</text:span></text:p>
      <text:p text:style-name="P3"/>
      <text:p text:style-name="P3"><text:tab/><text:span text:style-name="T17">PortableServer::POA* getRootPOA();</text:span></text:p>
      <text:p text:style-name="P3"><text:tab/></text:p>
      <text:p text:style-name="P3"><text:tab/>Retorna o <text:span text:style-name="T1">RootPOA.</text:span></text:p>
      <text:p text:style-name="P3"/>
      <text:p text:style-name="P15"><text:tab/>scs::core::ComponentBuilder* Openbus::getComponentBuilder()</text:p>
      <text:p text:style-name="P3"/>
      <text:p text:style-name="P3"><text:tab/>Retorna a fábrica de componentes.</text:p>
      <text:p text:style-name="P3"/>
      <text:p text:style-name="P3"><text:tab/><text:span text:style-name="T17">Credential_var Openbus::getInterceptedCredential()</text:span></text:p>
      <text:p text:style-name="P3"/>
      <text:p text:style-name="P3"><text:tab/>Retorna a credencial interceptada pelo interceptador servidor. Esta operação somente <text:tab/>deve ser chamada durante o processo de tratamento de requisição do serviço <text:tab/>implementado. <text:s/></text:p>
      <text:p text:style-name="P3"/>
      <text:p text:style-name="P15"><text:tab/>openbusidl::acs::IAccessControlService* Openbus::getAccessControlService()</text:p>
      <text:p text:style-name="P3"/>
      <text:p text:style-name="P3"><text:tab/>Retorna o serviço de acesso.</text:p>
      <text:p text:style-name="P3"/>
      <text:p text:style-name="P3"><text:tab/><text:span text:style-name="T17">services::RegistryService* getRegistryService(); </text:span></text:p>
      <text:p text:style-name="P3"/>
      <text:p text:style-name="P3"><text:tab/>Retorna o serviço de registro.</text:p>
      <text:p text:style-name="P3"><text:soft-page-break/></text:p>
      <text:p text:style-name="P3"><text:tab/><text:span text:style-name="T17">openbusidl::ss::RegistryService* getSessionService()</text:span></text:p>
      <text:p text:style-name="P15"><text:tab/><text:tab/>throw(NO_CONNECTED, NO_SESSION_SERVICE); </text:p>
      <text:p text:style-name="P3"/>
      <text:p text:style-name="P3"><text:tab/>Retorna o serviço de sessão.</text:p>
      <text:p text:style-name="P18">Se a tentativa for bem sucedida, uma instância que representa o serviço de sessão é retornada, caso contrário duas exceções podem ser lançadas:</text:p>
      <text:p text:style-name="P18"><text:tab/><text:span text:style-name="T15">NO_CONNECTED</text:span>: Não há uma conexão estabelecida com nenhum <text:tab/>barramento,</text:p>
      <text:p text:style-name="P18"><text:span text:style-name="T15"><text:tab/>NO_SESSION_SERVICE</text:span>: Não é possível obter, a nível de CORBA, o serviço <text:tab/>de sessão no barramento em uso.</text:p>
      <text:p text:style-name="P18"/>
      <text:p text:style-name="P3"><text:tab/><text:span text:style-name="T17">Credential* Openbus::getCredential()</text:span></text:p>
      <text:p text:style-name="P14"/>
      <text:p text:style-name="P3"><text:tab/>Retorna a credencial de identificação do usuário frente ao barramento.</text:p>
      <text:p text:style-name="P3"/>
      <text:p text:style-name="P15"><text:tab/>void setThreadCredential(Credential* credential)</text:p>
      <text:p text:style-name="P3"/>
      <text:p text:style-name="P3"><text:tab/>Define uma credencial a ser utilizada no lugar da credencial corrente.</text:p>
      <text:p text:style-name="P3"><text:tab/>Útil para fornecer uma credencial com o campo <text:span text:style-name="T1">delegate</text:span> preenchido.</text:p>
      <text:p text:style-name="P3"/>
      <text:p text:style-name="P14"><text:span text:style-name="T8"><text:tab/></text:span><text:span text:style-name="T15">services::RegistryService* Openbus::connect(</text:span></text:p>
      <text:p text:style-name="P15"><text:s text:c="8"/>const char* user,</text:p>
      <text:p text:style-name="P15"><text:s text:c="8"/>const char* password)</text:p>
      <text:p text:style-name="P15"><text:s text:c="8"/>throw (CORBA::SystemException, LOGIN_FAILURE)</text:p>
      <text:p text:style-name="P3"/>
      <text:p text:style-name="P18">Realiza uma tentativa de conexão com o barramento. Se a tentativa for bem sucedida, uma instância que representa o serviço de registro é retornada, caso contrário duas exceções podem ser lançadas:</text:p>
      <text:p text:style-name="P18"><text:tab/><text:span text:style-name="T15">LOGIN_FAILURE</text:span>: O par nome de usuário e senha não foram validados.</text:p>
      <text:p text:style-name="P18"><text:tab/><text:span text:style-name="T15">CORBA::SystemException</text:span>: Alguma falha de comunicação com o <text:tab/>barramento ocorreu. Possíveis causas:</text:p>
      <text:p text:style-name="P18"><text:tab/></text:p>
      <text:list text:style-name="L6">
        <text:list-item>
          <text:p text:style-name="P43">Os valores que definem a localização do barramento(<text:span text:style-name="T1">host</text:span> e porta) estão incorretos.</text:p>
        </text:list-item>
        <text:list-item>
          <text:p text:style-name="P43">O mecanismo de interceptação não está sendo ativado. (rever o ítem 1)</text:p>
        </text:list-item>
      </text:list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text:soft-page-break/></text:p>
      <text:p text:style-name="P15"><text:tab/>services::RegistryService* Openbus::connect(</text:p>
      <text:p text:style-name="P15"><text:s text:c="8"/>const char* entity,</text:p>
      <text:p text:style-name="P15"><text:s text:c="8"/>const char* privateKeyFilename,</text:p>
      <text:p text:style-name="P15"><text:s text:c="8"/>const char* ACSCertificateFilename)</text:p>
      <text:p text:style-name="P15"><text:s text:c="8"/>throw (CORBA::SystemException, LOGIN_FAILURE, SECURITY_EXCEPTION)</text:p>
      <text:p text:style-name="P15"/>
      <text:p text:style-name="P18">Realiza uma tentativa de conexão com o barramento utilizando o mecanismo de certificação para o processo de autenticação. Se a tentativa for bem sucedida, uma instância que representa o serviço de registro é retornada, caso contrário duas exceções podem ser lançadas:</text:p>
      <text:p text:style-name="P18"><text:tab/><text:span text:style-name="T15">LOGIN_FAILURE</text:span>: O par nome de usuário e senha não foram validados.</text:p>
      <text:p text:style-name="P18"><text:span text:style-name="T15"><text:tab/>CORBA::SystemException</text:span>: Alguma falha de comunicação com o <text:tab/>barramento ocorreu. Possíveis causas:</text:p>
      <text:list text:style-name="L6">
        <text:list-item text:start-value="1">
          <text:p text:style-name="P43">Os valores que definem a localização do barramento(<text:span text:style-name="T1">host</text:span> e porta) estão incorretos.</text:p>
        </text:list-item>
        <text:list-item>
          <text:p text:style-name="P43">O mecanismo de interceptação não está sendo ativado. (rever o ítem 1)</text:p>
        </text:list-item>
      </text:list>
      <text:p text:style-name="P25"/>
      <text:p text:style-name="P25"><text:tab/><text:tab/><text:span text:style-name="T15">SECURITY_EXCEPTION:</text:span> Falha na manipulação da chave privada da entidade <text:s text:c="5"/><text:tab/><text:tab/>, do certificado do ACS ou do certificado relativo a entidade.</text:p>
      <text:list text:style-name="L6">
        <text:list-header>
          <text:p text:style-name="P45"/>
        </text:list-header>
      </text:list>
      <text:p text:style-name="P15"><text:tab/>bool Openbus::disconnect()</text:p>
      <text:p text:style-name="P15"/>
      <text:p text:style-name="P5"><text:tab/>Desfaz a conexão atual. Caso a conexão seja desfeita, <text:span text:style-name="T1">true</text:span> é retornado, caso <text:tab/>contrário, o valor de retorno é <text:span text:style-name="T1">false</text:span>.</text:p>
      <text:p text:style-name="P4"/>
      <text:p text:style-name="P15"/>
      <text:p text:style-name="P15"><text:tab/>void Openbus::run()</text:p>
      <text:p text:style-name="P15"/>
      <text:p text:style-name="P16"><text:tab/><text:span text:style-name="T6">Loop</text:span><text:span text:style-name="T9"> que processa requisições remotas. Execução do </text:span><text:span text:style-name="T6">orb-&gt;run()</text:span><text:span text:style-name="T9">.</text:span></text:p>
      <text:p text:style-name="P15"/>
      <text:p text:style-name="P15"><text:tab/>void finish(bool force);</text:p>
      <text:p text:style-name="P15"/>
      <text:p text:style-name="P8"><text:tab/>Finaliza a execução do <text:span text:style-name="T1">ORB</text:span>.</text:p>
      <text:p text:style-name="P15"/>
      <text:p text:style-name="P15"><text:tab/>void services::RegistryService::Register(</text:p>
      <text:p text:style-name="P15"><text:tab/> <text:s/>ServiceOffer serviceOffer, </text:p>
      <text:p text:style-name="P15"><text:s text:c="8"/>char* registryId)</text:p>
      <text:p text:style-name="P15"/>
      <text:p text:style-name="P11"><text:span text:style-name="T3"><text:tab/>Registra um serviço no barramento. O serviço é descrito através de uma oferta de <text:tab/>serviço. Caso o serviço seja registrado com sucesso, a identificação <text:s/>do mesmo é <text:tab/>armazenada no parâmetro de saída </text:span><text:span text:style-name="T13">registryId.</text:span></text:p>
      <text:p text:style-name="P5"/>
      <text:p text:style-name="P20"><text:s text:c="6"/><text:tab/>void services::RegistryService::unregister(char* registryId)</text:p>
      <text:p text:style-name="P20"/>
      <text:p text:style-name="P28"><text:span text:style-name="T4"><text:tab/></text:span><text:span text:style-name="T12">Remove uma oferta de serviço do barramento. Se a remoção ocorrer com sucesso, <text:tab/>o valor </text:span><text:span text:style-name="T7">true</text:span><text:span text:style-name="T12"> é retornado, caso contrário </text:span><text:span text:style-name="T7">false</text:span><text:span text:style-name="T11"> é retornado</text:span><text:span text:style-name="T12">.</text:span></text:p>
      <text:p text:style-name="P23"/>
      <text:p text:style-name="P23"/>
      <text:p text:style-name="P23"/>
      <text:p text:style-name="P23"><text:soft-page-break/><text:tab/></text:p>
      <text:p text:style-name="P20"><text:tab/><text:tab/>ServiceOfferList* services::RegistryService::find(FacetList facets);</text:p>
      <text:p text:style-name="P27"/>
      <text:p text:style-name="P24"><text:tab/><text:span text:style-name="T4">Busca uma ou mais ofertas de serviço no barramento que implementam todas as</text:span><text:span text:style-name="T5"> <text:tab/></text:span><text:span text:style-name="T10">facetas discriminadas em</text:span><text:span text:style-name="T5"> facets</text:span><text:span text:style-name="T4">.</text:span></text:p>
      <text:p text:style-name="P26"/>
      <text:p text:style-name="P23"><text:tab/>ServiceOfferList* services::RegistryService::findByCriteria(</text:p>
      <text:p text:style-name="P23"><text:tab/><text:tab/>FacetList facets,</text:p>
      <text:p text:style-name="P23"><text:tab/><text:tab/>PropertyList properties);</text:p>
      <text:p text:style-name="P27"/>
      <text:p text:style-name="P24"><text:tab/><text:span text:style-name="T4">Busca uma ou mais ofertas de serviço no barramento que implementam todas as</text:span><text:span text:style-name="T5"> <text:tab/></text:span><text:span text:style-name="T10">as facetas discriminadas em </text:span><text:span text:style-name="T5">facets</text:span><text:span text:style-name="T10">, e,</text:span><text:span text:style-name="T5"> </text:span><text:span text:style-name="T10">que</text:span><text:span text:style-name="T4"> atendam aos critérios descritos no <text:tab/>parâmetro </text:span><text:span text:style-name="T5">criteria,</text:span><text:span text:style-name="T10"> que é uma lista de propriedades descrita através de </text:span><text:span text:style-name="T5">strings</text:span><text:span text:style-name="T10"> no <text:tab/>formato <text:s/>chave = {valor1, valor2, ..., valorN}.</text:span></text:p>
      <text:p text:style-name="P5"/>
      <text:p text:style-name="P5"/>
      <text:p text:style-name="P9"><text:tab/>2.2. Primeiros passos...</text:p>
      <text:p text:style-name="P3"/>
      <text:p text:style-name="P3"><text:tab/>Basicamente há dois tipos de aplicações <text:span text:style-name="T1">Openbus</text:span>. Uma que oferta serviços e outra que consome serviços. Sendo possível e natural uma aplicação híbrida que tanto oferte quanto consuma. Para ambos os tipos, existe uma certa dinâmica de programação já definida. E é justamente a explicitação dessa dinâmica que será o objetivo deste tópico. </text:p>
      <text:p text:style-name="P3"><text:tab/>Como facilitador, os processos serão demonstrados com base no demo <text:span text:style-name="T1">Hello</text:span>. De propósito, este é um demo muito simplório, que é composto de um módulo cliente e de outro servidor. O servidor oferta um serviço do tipo <text:span text:style-name="T1">Hello</text:span> num determinado barramento, já o cliente procura por este serviço no barramento e o utiliza.</text:p>
      <text:p text:style-name="P3"><text:tab/></text:p>
      <text:p text:style-name="P9"><text:tab/>2.2.1. Conexão com o barramento</text:p>
      <text:p text:style-name="P3"/>
      <text:p text:style-name="P3"><text:tab/>O primeiro passo é firmar uma conexão autenticada com o barramento, o que é necessário tanto para o cliente como para o servidor. Para se concluir a conexão é preciso:</text:p>
      <text:p text:style-name="P3"/>
      <text:p text:style-name="P3"><text:tab/>1. Adquirir a instância que representa o barramento.</text:p>
      <text:p text:style-name="P3"/>
      <text:p text:style-name="P3"><text:tab/><text:tab/><text:span text:style-name="T16">openbus::Openbus* bus = Openbus::getInstance();</text:span></text:p>
      <text:list text:style-name="L7">
        <text:list-header>
          <text:p text:style-name="P33"/>
          <text:list>
            <text:list-item>
              <text:list>
                <text:list-header>
                  <text:p text:style-name="P47">2. Inicializar essa referência <text:span text:style-name="T1">bus:</text:span></text:p>
                </text:list-header>
              </text:list>
            </text:list-item>
          </text:list>
        </text:list-header>
      </text:list>
      <text:p text:style-name="P3"><text:tab/></text:p>
      <text:p text:style-name="P14"><text:tab/><text:tab/>bus-&gt;init(argc, argv);</text:p>
      <text:p text:style-name="P14"/>
      <text:p text:style-name="P22"><text:s/><text:tab/><text:tab/>3. Efetuar uma autenticação no barramento através do certificado do serviço:</text:p>
      <text:p text:style-name="P3"/>
      <text:p text:style-name="P14"><text:tab/><text:tab/>services::RegistryService* registryService =</text:p>
      <text:p text:style-name="P14"><text:tab/><text:tab/><text:tab/>bus-&gt;connect(</text:p>
      <text:p text:style-name="P14"><text:tab/><text:tab/><text:tab/><text:tab/>“HelloService”, </text:p>
      <text:p text:style-name="P14"><text:tab/><text:tab/><text:tab/><text:tab/>“HelloService.key”,</text:p>
      <text:p text:style-name="P14"><text:tab/><text:tab/><text:tab/><text:tab/>“AccessControlService.crt”);</text:p>
      <text:p text:style-name="P14"/>
      <text:p text:style-name="P14"/>
      <text:p text:style-name="P14"><text:soft-page-break/></text:p>
      <text:list text:style-name="L8">
        <text:list-header>
          <text:p text:style-name="P34">Existem dois modos de autenticação frente ao barramento:</text:p>
        </text:list-header>
      </text:list>
      <text:p text:style-name="P3"/>
      <text:list text:style-name="L8" text:continue-numbering="true">
        <text:list-item>
          <text:list text:continue-numbering="true">
            <text:list-item>
              <text:p text:style-name="P34">Par usuário e senha.</text:p>
            </text:list-item>
            <text:list-item>
              <text:p text:style-name="P34">Certificado digital.</text:p>
            </text:list-item>
          </text:list>
        </text:list-item>
      </text:list>
      <text:p text:style-name="P3"/>
      <text:p text:style-name="P3"><text:tab/>O primeiro é destinado normalmente aos clientes que estão acessando o barramento a procura de um serviço, já o segundo é mais adequado ao processo servidor que estará registrando um determinado serviço no barramento.</text:p>
      <text:p text:style-name="P3"><text:tab/>O responsável pelo serviço deve encaminhar ao administrador do barramento o certificado do serviço, ou seja, um arquivo especial que contenha a chave pública do serviço, dentre outras informações pertinentes. O administrador deve fornecer o certificado do serviço de controle de acesso.</text:p>
      <text:p text:style-name="P3"/>
      <text:p text:style-name="P3"/>
      <text:p text:style-name="P3"/>
      <text:p text:style-name="P9"><text:tab/>2.2.2. Registro de serviço</text:p>
      <text:p text:style-name="P3"/>
      <text:p text:style-name="P3"><text:tab/>Um serviço pode ser colocado no barramento através de uma oferta de serviço(<text:span text:style-name="T1">ServiceOffer</text:span>), que é uma estrutura que representa o serviço através de uma lista de propriedades(<text:span text:style-name="T1">properties</text:span>) e de uma referência para um componente(<text:span text:style-name="T1">member</text:span>) SCS.</text:p>
      <text:p text:style-name="P3"/>
      <text:p text:style-name="P19">typedef sequence&lt;string&gt; PropertyValue;</text:p>
      <text:p text:style-name="P19">struct Property {</text:p>
      <text:p text:style-name="P19"><text:s text:c="4"/>string name;</text:p>
      <text:p text:style-name="P19"><text:s text:c="4"/>PropertyValue value;</text:p>
      <text:p text:style-name="P19">};</text:p>
      <text:p text:style-name="P18"/>
      <text:p text:style-name="P19">typedef sequence&lt;Property&gt; PropertyList;</text:p>
      <text:p text:style-name="P19"/>
      <text:p text:style-name="P19">struct <text:span text:style-name="T15">ServiceOffer</text:span> {</text:p>
      <text:p text:style-name="P19"><text:s text:c="4"/>PropertyList properties;</text:p>
      <text:p text:style-name="P19"><text:s text:c="4"/>scs::core::IComponent member;</text:p>
      <text:p text:style-name="P19">};</text:p>
      <text:p text:style-name="P18"/>
      <text:p text:style-name="P3"><text:tab/>Através da lista de propriedades, é possível caracterizar o serviço. </text:p>
      <text:p text:style-name="P3"><text:tab/></text:p>
      <text:p text:style-name="P3"><text:tab/>A arquitetura do <text:span text:style-name="T1">Openbus</text:span> é baseada no modelo de componentes <text:span text:style-name="T1">SCS</text:span>. O serviço é de fato representado por um componente, que pode apresentar distintas facetas(interfaces). Sendo assim, o primeiro passo para o registro de um serviço, é criar um componente que represente o serviço desejado.</text:p>
      <text:p text:style-name="P3"><text:tab/>Uma fábrica de componentes(<text:span text:style-name="T1">componentBuilder</text:span>) pode ser adquirida através do método <text:span text:style-name="T1">Openbus::getComponentBuilder()</text:span>. De posse desta fábrica, o usuário pode criar um componente pendurando uma ou mais facetas:</text:p>
      <text:p text:style-name="P3"/>
      <text:p text:style-name="P3"/>
      <text:p text:style-name="P3"/>
      <text:p text:style-name="P3"/>
      <text:p text:style-name="P3"><text:soft-page-break/></text:p>
      <text:p text:style-name="P14">/* Fábrica de componentes */</text:p>
      <text:p text:style-name="P14"><text:s text:c="2"/>scs::core::ComponentBuilder* componentBuilder = bus-&gt;getComponentBuilder();</text:p>
      <text:p text:style-name="P14"/>
      <text:p text:style-name="P14">/* Definição do componente. */</text:p>
      <text:p text:style-name="P14"><text:s text:c="2"/>scs::core::ComponentId componentId;</text:p>
      <text:p text:style-name="P14"><text:s text:c="2"/>componentId.name = "HelloComponent";</text:p>
      <text:p text:style-name="P14"><text:s text:c="2"/>componentId.major_version = '1';</text:p>
      <text:p text:style-name="P14"><text:s text:c="2"/>componentId.minor_version = '0';</text:p>
      <text:p text:style-name="P14"><text:s text:c="2"/>componentId.patch_version = '0';</text:p>
      <text:p text:style-name="P14"><text:s text:c="2"/>componentId.platform_spec = "nenhuma";</text:p>
      <text:p text:style-name="P14"/>
      <text:p text:style-name="P14">/* Descrição das facetas. */</text:p>
      <text:p text:style-name="P14"><text:s text:c="2"/>std::list&lt;scs::core::ExtendedFacetDescription&gt; extFacets;</text:p>
      <text:p text:style-name="P14"><text:s text:c="2"/>scs::core::ExtendedFacetDescription helloDesc;</text:p>
      <text:p text:style-name="P14"><text:s text:c="2"/>helloDesc.name = "IHello";</text:p>
      <text:p text:style-name="P14"><text:s text:c="2"/>helloDesc.interface_name = "IDL:demoidl/hello/IHello:1.0";</text:p>
      <text:p text:style-name="P14"><text:s text:c="2"/>helloDesc.instantiator = HelloImpl::instantiate;</text:p>
      <text:p text:style-name="P14"><text:s text:c="2"/>helloDesc.destructor = HelloImpl::destruct;</text:p>
      <text:p text:style-name="P14"><text:s text:c="2"/>extFacets.push_back(helloDesc);</text:p>
      <text:p text:style-name="P14"><text:s text:c="2"/>scs::core::ComponentContext* componentContext =</text:p>
      <text:p text:style-name="P14"><text:s text:c="4"/>componentBuilder-&gt;newFullComponent(extFacets, componentId);</text:p>
      <text:p text:style-name="P14"/>
      <text:p text:style-name="P14"/>
      <text:p text:style-name="P14"/>
      <text:p text:style-name="P3"><text:tab/>O serviço a ser registrado no barramento deve ser descrito através de uma oferta de serviço, que é representada pela estrutura <text:span text:style-name="T1">ServiceOffer. </text:span><text:span text:style-name="T20">Pendura-se nesta estrutura o serviço em si, que é representado através de um componente SCS, e, opcionalmente uma lista de propriedades referentes ao serviço.</text:span></text:p>
      <text:p text:style-name="P3"><text:tab/>As propriedades devem ser descritas numa estrutura que representa uma lista de propriedades. Como esta lista é uma <text:span text:style-name="T1">sequence</text:span> de uma estrutura que possui uma outra lista, que é justamente a lista de valores, pois um chave pode estar relacionada a mais de uma valor, o preenchimento dos valores desejados envolve um número de linhas de código um tanto indesejável. Por este motivo, há a classe de auxílio <text:span text:style-name="T1">PropertyListHelper</text:span><text:span text:style-name="T20"> que tem por objetivo facilitar o trabalho de construção das listas de propriedades.</text:span></text:p>
      <text:p text:style-name="P7"><text:tab/>Por exemplo, se o usuário desejar criar uma lista que contenha somente uma propriedade do tipo chave/valor, o mesmo deveria entrar com algo do tipo:</text:p>
      <text:p text:style-name="P3"/>
      <text:p text:style-name="P14"><text:s text:c="2"/>openbusidl::rs::PropertyList_var p = new openbusidl::rs::PropertyList(1);</text:p>
      <text:p text:style-name="P14"><text:s text:c="2"/>p-&gt;length(1);</text:p>
      <text:p text:style-name="P14"><text:s text:c="2"/>openbusidl::rs::Property_var property = new openbusidl::rs::Property;</text:p>
      <text:p text:style-name="P14"><text:s text:c="2"/>property-&gt;name = "description";</text:p>
      <text:p text:style-name="P14"><text:s text:c="2"/>openbusidl::rs::PropertyValue_var propertyValue = </text:p>
      <text:p text:style-name="P14"><text:s text:c="4"/>new openbusidl::rs::PropertyValue(1);</text:p>
      <text:p text:style-name="P14"><text:s text:c="2"/>propertyValue-&gt;length(1);</text:p>
      <text:p text:style-name="P14"><text:s text:c="2"/>propertyValue[0] = "Serviço IHello";</text:p>
      <text:p text:style-name="P14"><text:s text:c="2"/>property-&gt;value = propertyValue;</text:p>
      <text:p text:style-name="P14"><text:s text:c="2"/>p[0] = property;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3"><text:tab/>Agora, se a classe de auxílio for utilizada, reduzimos este código para:</text:p>
      <text:p text:style-name="P14"/>
      <text:p text:style-name="P14"><text:s text:c="2"/>openbus::services::PropertyListHelper* PropertyListHelper =</text:p>
      <text:p text:style-name="P14"><text:s text:c="4"/>new openbus::services::PropertyListHelper();</text:p>
      <text:p text:style-name="P14"><text:s text:c="2"/>PropertyListHelper-&gt;add("description", "Serviço IHello");</text:p>
      <text:p text:style-name="P17"/>
      <text:p text:style-name="P14"><text:tab/></text:p>
      <text:p text:style-name="P14"><text:s text:c="2"/>openbusidl::rs::ServiceOffer serviceOffer;</text:p>
      <text:p text:style-name="P14"><text:s text:c="2"/>serviceOffer.properties = PropertyListHelper-&gt;getPropertyList();</text:p>
      <text:p text:style-name="P14"><text:s text:c="2"/>serviceOffer.member = Icomponent-&gt;_this();</text:p>
      <text:p text:style-name="P14"/>
      <text:p text:style-name="P3"><text:tab/>De posse da lista de propriedades e do componente que representa o serviço, é possível requisitar o registro do serviço:</text:p>
      <text:p text:style-name="P3"/>
      <text:p text:style-name="P3"><text:tab/><text:span text:style-name="T16">registryService-&gt;Register(serviceOffer, registryId);</text:span></text:p>
      <text:p text:style-name="P3"/>
      <text:p text:style-name="P3"><text:tab/>Até este ponto, o servidor basicamente se autenticou ao barramento e registrou o serviço. O último passo necessário para se finalizar o código do servidor é habilitar o processo servidor a escutar as requisições <text:span text:style-name="T1">CORBA</text:span> que serão direcionadas para o serviço ofertado:</text:p>
      <text:p text:style-name="P3"/>
      <text:p text:style-name="P3"><text:tab/><text:span text:style-name="T16">bus-&gt;run();</text:span></text:p>
      <text:p text:style-name="P3"/>
      <text:p text:style-name="P10"><text:tab/></text:p>
      <text:p text:style-name="P10"/>
      <text:p text:style-name="P10"/>
      <text:p text:style-name="P9"><text:tab/>2.2.3. Processo cliente</text:p>
      <text:p text:style-name="P3"/>
      <text:p text:style-name="P3"><text:tab/>Como o servidor, o cliente necessita se autenticar no barramento, portanto, os mesmos passos aplicados no servidor para a autenticação devem ser repetidos, com exceção de que o cliente se autentica através do mecanismo usuário e senha:</text:p>
      <text:p text:style-name="P21"/>
      <text:p text:style-name="P21"><text:tab/><text:tab/><text:tab/>services::RegistryService* registryService =</text:p>
      <text:p text:style-name="P14"><text:tab/><text:tab/><text:tab/>bus-&gt;connect(USER, PASSWORD);</text:p>
      <text:p text:style-name="P14"/>
      <text:p text:style-name="P3"><text:tab/>Após a conexão bem sucedida com o barramento, o próximo passo é obter o serviço desejado. Isso pode ser feito através de uma chamada ao método <text:span text:style-name="T14">services::RegistryService::find(),</text:span> que retorna uma lista de ofertas de serviço que implementam a faceta que o usuário deseja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text:tab/>Busca do serviço:</text:p>
      <text:p text:style-name="P3"/>
      <text:p text:style-name="P14"><text:tab/>/* Define a lista de facetas que caracteriza o serviço implementa.</text:p>
      <text:p text:style-name="P14"><text:tab/>* <text:s/>O trabalho de criação da lista é facilitado pelo uso da classe </text:p>
      <text:p text:style-name="P14"><text:tab/>* <text:s/>FacetListHelper.</text:p>
      <text:p text:style-name="P14"><text:tab/>*/</text:p>
      <text:p text:style-name="P14"><text:tab/> <text:s/>openbus::services::FacetListHelper* facetListHelper = \</text:p>
      <text:p text:style-name="P14"><text:tab/> <text:s text:c="3"/>new openbus::services::FacetListHelper();</text:p>
      <text:p text:style-name="P14"><text:tab/> <text:s/>facetListHelper-&gt;add("IHello");</text:p>
      <text:p text:style-name="P14"/>
      <text:p text:style-name="P14"><text:tab/>/* Busca no barramento o serviço desejado.</text:p>
      <text:p text:style-name="P14"><text:tab/>* <text:s/>Uma lista de *ofertas de serviço* é retornada para o usuário.</text:p>
      <text:p text:style-name="P14"><text:tab/>* <text:s/>OBS.: Neste demo somente há uma oferta de serviço.</text:p>
      <text:p text:style-name="P14"><text:tab/>*/</text:p>
      <text:p text:style-name="P14"><text:tab/> <text:s/>openbus::services::ServiceOfferList_var serviceOfferList = \</text:p>
      <text:p text:style-name="P14"><text:tab/> <text:s text:c="3"/>registryService-&gt;find(facetListHelper-&gt;getFacetList());</text:p>
      <text:p text:style-name="P14"/>
      <text:p text:style-name="P14"><text:s text:c="2"/><text:tab/>CORBA::ULong idx = 0;</text:p>
      <text:p text:style-name="P14"><text:s text:c="2"/><text:tab/>openbus::services::ServiceOffer serviceOffer = serviceOfferList[idx];</text:p>
      <text:p text:style-name="P14"/>
      <text:p text:style-name="P3"><text:tab/>Como visto acima, a oferta de serviço armazena o serviço através de um componente <text:span text:style-name="T1">SCS</text:span>. Como este componente pode apresentar diversas facetas, o usuário deve informar qual faceta deseja utilizar. No exemplo utilizado, somente há uma faceta, que é a <text:span text:style-name="T1">IHello</text:span>. O componente oferece um método(<text:span text:style-name="T1">getFacet</text:span>) para que o usuário possa obter um objeto <text:span text:style-name="T1">CORBA</text:span> que represente o serviço desejado:</text:p>
      <text:p text:style-name="P3"/>
      <text:p text:style-name="P14"><text:tab/>scs::core::IComponent* component = serviceOffer.member;</text:p>
      <text:p text:style-name="P14"><text:tab/>CORBA::Object* obj = component-&gt;getFacet("IDL:demoidl/hello/IHello:1.0");</text:p>
      <text:p text:style-name="P14"/>
      <text:p text:style-name="P3"><text:tab/>De posse do objeto <text:span text:style-name="T1">CORBA</text:span>, o usuário deve efetuar um <text:span text:style-name="T1">narrow</text:span> para mapeá-lo para a interface desejada:</text:p>
      <text:p text:style-name="P3"/>
      <text:p text:style-name="P14"><text:s text:c="2"/><text:tab/>demoidl::hello::IHello* hello = demoidl::hello::IHello::_narrow(obj);</text:p>
      <text:p text:style-name="P14"/>
      <text:p text:style-name="P3"><text:tab/>Daqui em diante o programador estará apto a utilizar o serviço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10"><text:tab/><text:span text:style-name="T15">2.2.4. Código servidor</text:span></text:p>
      <text:p text:style-name="P14"/>
      <text:p text:style-name="P14">/*</text:p>
      <text:p text:style-name="P14">** OpenBus Demo - Orbix 6.3</text:p>
      <text:p text:style-name="P14">** server.cpp</text:p>
      <text:p text:style-name="P14">*/</text:p>
      <text:p text:style-name="P14"/>
      <text:p text:style-name="P14">#include &lt;fstream&gt;</text:p>
      <text:p text:style-name="P14">#include &lt;iostream&gt;</text:p>
      <text:p text:style-name="P14">#include &lt;omg/orb.hh&gt;</text:p>
      <text:p text:style-name="P14">#include &lt;it_ts/thread.h&gt;</text:p>
      <text:p text:style-name="P14">#include &lt;it_ts/termination_handler.h&gt;</text:p>
      <text:p text:style-name="P14"/>
      <text:p text:style-name="P14">#include &lt;openbus.h&gt;</text:p>
      <text:p text:style-name="P14">#include &lt;ComponentBuilderOrbix.h&gt;</text:p>
      <text:p text:style-name="P14"/>
      <text:p text:style-name="P14">#include "stubs/helloS.hh"</text:p>
      <text:p text:style-name="P14"/>
      <text:p text:style-name="P14">using namespace std;</text:p>
      <text:p text:style-name="P14"/>
      <text:p text:style-name="P14">IT_USING_NAMESPACE_STD</text:p>
      <text:p text:style-name="P14"/>
      <text:p text:style-name="P14">openbus::Openbus* bus;</text:p>
      <text:p text:style-name="P14">openbus::services::RegistryService* registryService;</text:p>
      <text:p text:style-name="P14">char* registryId;</text:p>
      <text:p text:style-name="P14"/>
      <text:p text:style-name="P14">class HelloImpl : virtual public POA_demoidl::hello::IHello {</text:p>
      <text:p text:style-name="P14"><text:s text:c="2"/>private:</text:p>
      <text:p text:style-name="P14"><text:s text:c="4"/>scs::core::ComponentContext* componentContext;</text:p>
      <text:p text:style-name="P14"><text:s text:c="4"/>HelloImpl(scs::core::ComponentContext* componentContext) {</text:p>
      <text:p text:style-name="P14"><text:s text:c="6"/>this-&gt;componentContext = componentContext;</text:p>
      <text:p text:style-name="P14"><text:s text:c="4"/>}</text:p>
      <text:p text:style-name="P14"><text:s text:c="2"/>public:</text:p>
      <text:p text:style-name="P14"><text:s text:c="4"/>static void* instantiate(scs::core::ComponentContext* componentContext) {</text:p>
      <text:p text:style-name="P14"><text:s text:c="6"/>return (void*) new HelloImpl(componentContext);</text:p>
      <text:p text:style-name="P14"><text:s text:c="4"/>}</text:p>
      <text:p text:style-name="P14"><text:s text:c="4"/>static void destruct(void* obj) {</text:p>
      <text:p text:style-name="P14"><text:s text:c="6"/>delete (HelloImpl*) obj;</text:p>
      <text:p text:style-name="P14"><text:s text:c="4"/>}</text:p>
      <text:p text:style-name="P14"><text:s text:c="4"/>void sayHello() IT_THROW_DECL((CORBA::SystemException)) {</text:p>
      <text:p text:style-name="P14"><text:s text:c="6"/>cout &lt;&lt; endl &lt;&lt; "Servant diz: HELLO!" &lt;&lt; endl;</text:p>
      <text:p text:style-name="P14"><text:s text:c="6"/>openbus::Credential_var credential = bus-&gt;getInterceptedCredential();</text:p>
      <text:p text:style-name="P14"><text:s text:c="6"/>cout &lt;&lt; "Usuario OpenBus que fez a chamada: " &lt;&lt; credential-&gt;owner.in()</text:p>
      <text:p text:style-name="P14"><text:s text:c="8"/>&lt;&lt; endl;</text:p>
      <text:p text:style-name="P14"><text:s text:c="4"/>};</text:p>
      <text:p text:style-name="P14">};</text:p>
      <text:p text:style-name="P14"/>
      <text:p text:style-name="P14">static void myTerminationHandler(long signal) {</text:p>
      <text:p text:style-name="P14"><text:s text:c="2"/>registryService-&gt;unregister(registryId);</text:p>
      <text:p text:style-name="P14"><text:s text:c="2"/>openbus::Openbus::terminationHandlerCallback(signal);</text:p>
      <text:p text:style-name="P14">}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int main(int argc, char* argv[]) {</text:p>
      <text:p text:style-name="P14"><text:s text:c="2"/>IT_TerminationHandler termination_handler(myTerminationHandler);</text:p>
      <text:p text:style-name="P14"/>
      <text:p text:style-name="P14"><text:s text:c="2"/>bus = openbus::Openbus::getInstance();</text:p>
      <text:p text:style-name="P14"/>
      <text:p text:style-name="P14"><text:s text:c="2"/>bus-&gt;init(argc, argv);</text:p>
      <text:p text:style-name="P14"/>
      <text:p text:style-name="P14">/* Conexão com o barramento através de certificado. */</text:p>
      <text:p text:style-name="P14"><text:s text:c="2"/>try {</text:p>
      <text:p text:style-name="P14"><text:s text:c="4"/>registryService = bus-&gt;connect("HelloService", "HelloService.key",</text:p>
      <text:p text:style-name="P14"><text:s text:c="6"/>"AccessControlService.crt");</text:p>
      <text:p text:style-name="P14"><text:s text:c="2"/>} catch (CORBA::SystemException&amp; e) {</text:p>
      <text:p text:style-name="P14"><text:s text:c="4"/>cout &lt;&lt; "** Não foi possível se conectar ao barramento. **" &lt;&lt; endl \</text:p>
      <text:p text:style-name="P14"><text:s text:c="9"/>&lt;&lt; "* Falha na comunicação. *" &lt;&lt; endl;</text:p>
      <text:p text:style-name="P14"><text:s text:c="4"/>exit(-1);</text:p>
      <text:p text:style-name="P14"><text:s text:c="2"/>} catch (openbus::LOGIN_FAILURE&amp; e) {</text:p>
      <text:p text:style-name="P14"><text:s text:c="4"/>cout &lt;&lt; "** Não foi possível se conectar ao barramento. **" &lt;&lt; endl \</text:p>
      <text:p text:style-name="P14"><text:s text:c="9"/>&lt;&lt; "* Par usuário/senha inválido. *" &lt;&lt; endl;</text:p>
      <text:p text:style-name="P14"><text:s text:c="4"/>exit(-1);</text:p>
      <text:p text:style-name="P14"><text:s text:c="2"/>} catch (openbus::SECURITY_EXCEPTION&amp; e) {</text:p>
      <text:p text:style-name="P14"><text:s text:c="4"/>cout &lt;&lt; e.what() &lt;&lt; endl;</text:p>
      <text:p text:style-name="P14"><text:s text:c="4"/>exit(-1);</text:p>
      <text:p text:style-name="P14"><text:s text:c="2"/>}</text:p>
      <text:p text:style-name="P14"/>
      <text:p text:style-name="P14">/* Fábrica de componentes */</text:p>
      <text:p text:style-name="P14"><text:s text:c="2"/>scs::core::ComponentBuilder* componentBuilder = bus-&gt;getComponentBuilder();</text:p>
      <text:p text:style-name="P14"/>
      <text:p text:style-name="P14">/* Definição do componente. */</text:p>
      <text:p text:style-name="P14"><text:s text:c="2"/>scs::core::ComponentId componentId;</text:p>
      <text:p text:style-name="P14"><text:s text:c="2"/>componentId.name = "HelloComponent";</text:p>
      <text:p text:style-name="P14"><text:s text:c="2"/>componentId.major_version = '1';</text:p>
      <text:p text:style-name="P14"><text:s text:c="2"/>componentId.minor_version = '0';</text:p>
      <text:p text:style-name="P14"><text:s text:c="2"/>componentId.patch_version = '0';</text:p>
      <text:p text:style-name="P14"><text:s text:c="2"/>componentId.platform_spec = "nenhuma";</text:p>
      <text:p text:style-name="P14"/>
      <text:p text:style-name="P14">/* Descrição das facetas. */</text:p>
      <text:p text:style-name="P14"><text:s text:c="2"/>std::list&lt;scs::core::ExtendedFacetDescription&gt; extFacets;</text:p>
      <text:p text:style-name="P14"><text:s text:c="2"/>scs::core::ExtendedFacetDescription helloDesc;</text:p>
      <text:p text:style-name="P14"><text:s text:c="2"/>helloDesc.name = "IHello";</text:p>
      <text:p text:style-name="P14"><text:s text:c="2"/>helloDesc.interface_name = "IDL:demoidl/hello/IHello:1.0";</text:p>
      <text:p text:style-name="P14"><text:s text:c="2"/>helloDesc.instantiator = HelloImpl::instantiate;</text:p>
      <text:p text:style-name="P14"><text:s text:c="2"/>helloDesc.destructor = HelloImpl::destruct;</text:p>
      <text:p text:style-name="P14"><text:s text:c="2"/>extFacets.push_back(helloDesc);</text:p>
      <text:p text:style-name="P14"><text:s text:c="2"/>scs::core::ComponentContext* componentContext =</text:p>
      <text:p text:style-name="P14"><text:s text:c="4"/>componentBuilder-&gt;newFullComponent(extFacets, componentId);</text:p>
      <text:p text:style-name="P14"/>
      <text:p text:style-name="P14"><text:s text:c="2"/>openbus::services::PropertyListHelper* propertyListHelper = \</text:p>
      <text:p text:style-name="P14"><text:s text:c="4"/>new openbus::services::PropertyListHelper();</text:p>
      <text:p text:style-name="P14"/>
      <text:p text:style-name="P14">/* Criação de uma *oferta de serviço*. */</text:p>
      <text:p text:style-name="P14"><text:s text:c="2"/>openbus::services::ServiceOffer serviceOffer;</text:p>
      <text:p text:style-name="P14"><text:s text:c="2"/>serviceOffer.properties = propertyListHelper-&gt;getPropertyList();</text:p>
      <text:p text:style-name="P14"><text:s text:c="2"/>serviceOffer.member = componentContext-&gt;getIComponent();</text:p>
      <text:p text:style-name="P14">/* Registro do serviço no barramento. */</text:p>
      <text:p text:style-name="P14"><text:s text:c="2"/>registryService-&gt;Register(serviceOffer, registryId);</text:p>
      <text:p text:style-name="P14"><text:s text:c="2"/>cout &lt;&lt; "\n\nServiço HELLO registrado no OpenBus..." &lt;&lt; endl;</text:p>
      <text:p text:style-name="P14"/>
      <text:p text:style-name="P14"><text:soft-page-break/></text:p>
      <text:p text:style-name="P14"><text:s text:c="2"/>bus-&gt;run();</text:p>
      <text:p text:style-name="P14"/>
      <text:p text:style-name="P14"><text:s text:c="2"/>return 0;</text:p>
      <text:p text:style-name="P14">}</text:p>
      <text:p text:style-name="P10"/>
      <text:p text:style-name="P10"><text:tab/><text:span text:style-name="T15">2.2.5. Código cliente</text:span></text:p>
      <text:p text:style-name="P9"/>
      <text:p text:style-name="P14">/*</text:p>
      <text:p text:style-name="P14">** OpenBus Demo - Orbix 6.3</text:p>
      <text:p text:style-name="P14">** client.cpp</text:p>
      <text:p text:style-name="P14">*/</text:p>
      <text:p text:style-name="P14"/>
      <text:p text:style-name="P14">#include &lt;fstream&gt;</text:p>
      <text:p text:style-name="P14">#include &lt;iostream&gt;</text:p>
      <text:p text:style-name="P14"/>
      <text:p text:style-name="P14">#include "stubs/hello.hh"</text:p>
      <text:p text:style-name="P14">#include &lt;openbus.h&gt;</text:p>
      <text:p text:style-name="P14"/>
      <text:p text:style-name="P14">using namespace std;</text:p>
      <text:p text:style-name="P14"/>
      <text:p text:style-name="P14">int main(int argc, char* argv[]) {</text:p>
      <text:p text:style-name="P14"><text:s text:c="2"/>openbus::Openbus* bus;</text:p>
      <text:p text:style-name="P14"><text:s text:c="2"/>openbus::services::RegistryService* registryService;</text:p>
      <text:p text:style-name="P14"/>
      <text:p text:style-name="P14"><text:s text:c="2"/>bus = openbus::Openbus::getInstance();</text:p>
      <text:p text:style-name="P14"/>
      <text:p text:style-name="P14"><text:s text:c="2"/>bus-&gt;init(argc, argv);</text:p>
      <text:p text:style-name="P14"/>
      <text:p text:style-name="P14">/* Conexão com o barramento. */</text:p>
      <text:p text:style-name="P14"><text:s text:c="2"/>try {</text:p>
      <text:p text:style-name="P14"><text:s text:c="4"/>registryService = bus-&gt;connect("tester", "tester");</text:p>
      <text:p text:style-name="P14"><text:s text:c="2"/>} catch (CORBA::SystemException&amp; e) {</text:p>
      <text:p text:style-name="P14"><text:s text:c="4"/>cout &lt;&lt; "** Nao foi possivel se conectar ao barramento. **" &lt;&lt; endl \</text:p>
      <text:p text:style-name="P14"><text:s text:c="9"/>&lt;&lt; "* Falha na comunicacao. *" &lt;&lt; endl;</text:p>
      <text:p text:style-name="P14"><text:s text:c="4"/>exit(-1);</text:p>
      <text:p text:style-name="P14"><text:s text:c="2"/>} catch (openbus::LOGIN_FAILURE&amp; e) {</text:p>
      <text:p text:style-name="P14"><text:s text:c="4"/>cout &lt;&lt; "** Nao foi possivel se conectar ao barramento. **" &lt;&lt; endl \</text:p>
      <text:p text:style-name="P14"><text:s text:c="9"/>&lt;&lt; "* Par usuario/senha inválido. *" &lt;&lt; endl;</text:p>
      <text:p text:style-name="P14"><text:s text:c="4"/>exit(-1);</text:p>
      <text:p text:style-name="P14"><text:s text:c="2"/>}</text:p>
      <text:p text:style-name="P14"/>
      <text:p text:style-name="P14">/* Define a lista de facetas que caracteriza o serviço implementa.</text:p>
      <text:p text:style-name="P14">* <text:s/>O trabalho de criação da lista é facilitado pelo uso da classe </text:p>
      <text:p text:style-name="P14">* <text:s/>FacetListHelper.</text:p>
      <text:p text:style-name="P14">*/</text:p>
      <text:p text:style-name="P14"><text:s text:c="2"/>openbus::services::FacetListHelper* facetListHelper = \</text:p>
      <text:p text:style-name="P14"><text:s text:c="4"/>new openbus::services::FacetListHelper();</text:p>
      <text:p text:style-name="P14"><text:s text:c="2"/>facetListHelper-&gt;add("IHello");</text:p>
      <text:p text:style-name="P14"/>
      <text:p text:style-name="P14">/* Busca no barramento o serviço desejado.</text:p>
      <text:p text:style-name="P14">* <text:s/>Uma lista de *ofertas de serviço* é retornada para o usuário.</text:p>
      <text:p text:style-name="P14">* <text:s/>OBS.: Neste demo somente há uma oferta de serviço.</text:p>
      <text:p text:style-name="P14">*/</text:p>
      <text:p text:style-name="P14"><text:s text:c="2"/>openbus::services::ServiceOfferList_var serviceOfferList = \</text:p>
      <text:p text:style-name="P14"><text:s text:c="4"/>registryService-&gt;find(facetListHelper-&gt;getFacetList());</text:p>
      <text:p text:style-name="P14"/>
      <text:p text:style-name="P14"><text:soft-page-break/></text:p>
      <text:p text:style-name="P14"><text:s text:c="2"/>CORBA::ULong idx = 0;</text:p>
      <text:p text:style-name="P14"><text:s text:c="2"/>openbus::services::ServiceOffer serviceOffer = serviceOfferList[idx];</text:p>
      <text:p text:style-name="P14"/>
      <text:p text:style-name="P14"/>
      <text:p text:style-name="P14"><text:s text:c="2"/>scs::core::IComponent* component = serviceOffer.member;</text:p>
      <text:p text:style-name="P14"><text:s text:c="2"/>CORBA::Object* obj = component-&gt;getFacet("IDL:demoidl/hello/IHello:1.0");</text:p>
      <text:p text:style-name="P14"><text:s text:c="2"/>demoidl::hello::IHello* hello = demoidl::hello::IHello::_narrow(obj);</text:p>
      <text:p text:style-name="P14"><text:s text:c="2"/>hello-&gt;sayHello();</text:p>
      <text:p text:style-name="P14"/>
      <text:p text:style-name="P14"><text:s text:c="2"/>bus-&gt;disconnect();</text:p>
      <text:p text:style-name="P14"/>
      <text:p text:style-name="P14"><text:s text:c="2"/>return 0;</text:p>
      <text:p text:style-name="P1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pitch="variable" style:font-charset="x-symbol"/>
    <style:font-face style:name="StarSymbol" svg:font-family="StarSymbol"/>
    <style:font-face style:name="Courier 10 Pitch" svg:font-family="'Courier 10 Pitch'" style:font-pitch="fixed"/>
    <style:font-face style:name="DejaVu Sans Mono" svg:font-family="'DejaVu Sans Mono'" style:font-family-generic="modern" style:font-pitch="fixed"/>
    <style:font-face style:name="AlMateen" svg:font-family="AlMateen" style:font-pitch="variable"/>
    <style:font-face style:name="Nimbus Roman No9 L" svg:font-family="'Nimbus Roman No9 L'" style:font-family-generic="roman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pt" fo:country="BR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1-08T19:33:08</meta:creation-date>
    <dc:creator>Ricardo Cosme</dc:creator>
    <dc:date>2009-06-25T15:22:07</dc:date>
    <meta:editing-cycles>277</meta:editing-cycles>
    <meta:editing-duration>P1DT10H40M2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4" meta:paragraph-count="383" meta:word-count="2768" meta:character-count="21301"/>
  </office:meta>
</office:document-meta>
</file>